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2" style:family="paragraph">
      <loext:graphic-properties draw:fill="none" draw:fill-color="#0066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699" fo:font-size="7pt" fo:font-weight="bold" style:font-size-asian="7pt" style:font-weight-asian="bold" style:font-size-complex="7pt" style:font-weight-complex="bold"/>
    </style:style>
    <style:style style:name="P5" style:family="paragraph">
      <loext:graphic-properties draw:fill="none" draw:fill-color="#ffffff"/>
      <style:text-properties fo:color="#801900" fo:font-size="8pt" style:font-size-asian="8pt" style:font-size-complex="8pt"/>
    </style:style>
    <style:style style:name="P6" style:family="paragraph">
      <loext:graphic-properties draw:fill="none" draw:fill-color="#ffffff"/>
      <style:text-properties fo:color="#801900" fo:font-size="10pt" style:font-size-asian="10pt" style:font-size-complex="10pt"/>
    </style:style>
    <style:style style:name="T1" style:family="text">
      <style:text-properties fo:color="#006699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8019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801900" fo:font-size="8pt" style:font-size-asian="8pt" style:font-size-complex="8pt"/>
    </style:style>
    <style:style style:name="T4" style:family="text">
      <style:text-properties fo:color="#801900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svg:stroke-width="0.0201in" draw:marker-start-width="0.1689in" draw:marker-end-width="0.1689in" draw:fill="none" draw:fill-color="#006699" draw:textarea-vertical-align="middle" draw:auto-grow-height="false" fo:min-height="1.7256in" fo:min-width="0.2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fill="none" draw:textarea-vertical-align="middle" draw:auto-grow-height="false" fo:min-height="0.8709in" fo:min-width="0.3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0.3579in" svg:height="1.8815in" svg:x="3.0008in" svg:y="0.8256in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" draw:name="Shape2" draw:style-name="gr2" draw:text-style-name="P3" svg:width="0.437in" svg:height="0.9504in" svg:x="3.8465in" svg:y="2.2189in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2" draw:name="Shape3" draw:style-name="gr3" draw:text-style-name="P4" svg:width="0.2476in" svg:height="0.448in" svg:x="2.7075in" svg:y="1.489in"><draw:text-box><text:p><text:span text:style-name="T1">DSA</text:span></text:p><text:p><text:span text:style-name="T1">ASD</text:span></text:p><text:p><text:span text:style-name="T1">LXP</text:span></text:p><text:p><text:span text:style-name="T1">QLI</text:span></text:p></draw:text-box></draw:frame><draw:frame text:anchor-type="paragraph" draw:z-index="3" draw:name="Shape4" draw:style-name="gr4" draw:text-style-name="P4" svg:width="0.4043in" svg:height="0.6898in" svg:x="3.4425in" svg:y="2.3752in"><draw:text-box><text:p><text:span text:style-name="T1">GLTR</text:span></text:p><text:p><text:span text:style-name="T1">ARF</text:span></text:p><text:p><text:span text:style-name="T1">NARKR</text:span></text:p><text:p><text:span text:style-name="T1">DSA</text:span></text:p><text:p><text:span text:style-name="T1">ASD</text:span></text:p><text:p><text:span text:style-name="T1">LXP</text:span></text:p></draw:text-box></draw:frame><draw:frame text:anchor-type="paragraph" draw:z-index="4" draw:name="Shape5" draw:style-name="gr5" draw:text-style-name="P5" svg:width="1.0677in" svg:height="2.3449in" svg:x="3.4236in" svg:y="-0.5138in"><draw:text-box><text:p><text:span text:style-name="T2">Leishmania</text:span><text:span text:style-name="T3"> </text:span><text:span text:style-name="T4">(22):</text:span></text:p><text:p><text:span text:style-name="T3">Lmajor (3)</text:span></text:p><text:p><text:span text:style-name="T3">Lbraziliensis (3)</text:span></text:p><text:p><text:span text:style-name="T3">Ldonovani (2)</text:span></text:p><text:p><text:span text:style-name="T3">Lpanamensis (2)</text:span></text:p><text:p><text:span text:style-name="T3">Lpyrrhocoris</text:span></text:p><text:p><text:span text:style-name="T3">Lseymouri</text:span></text:p><text:p><text:span text:style-name="T3">LspMARLEM2494</text:span></text:p><text:p><text:span text:style-name="T3">Ltarentolae</text:span></text:p><text:p><text:span text:style-name="T3">Ltropica</text:span></text:p><text:p><text:span text:style-name="T3">Lturanica</text:span></text:p><text:p><text:span text:style-name="T3">Lmexicana</text:span></text:p><text:p><text:span text:style-name="T3">Linfantum</text:span></text:p><text:p><text:span text:style-name="T3">Lgerbilli</text:span></text:p><text:p><text:span text:style-name="T3">Lenriettii</text:span></text:p><text:p><text:span text:style-name="T3">Larabica</text:span></text:p><text:p><text:span text:style-name="T3">Lamazonensis</text:span></text:p><text:p><text:span text:style-name="T3">Lturanica</text:span></text:p></draw:text-box></draw:frame><draw:frame text:anchor-type="paragraph" draw:z-index="5" draw:name="Shape5" draw:style-name="gr6" draw:text-style-name="P6" svg:width="1.185in" svg:height="0.7331in" svg:x="4.3945in" svg:y="1.889in"><draw:text-box><text:p><text:span text:style-name="T2">Trypanosoma1 (6):</text:span></text:p><text:p><text:span text:style-name="T3">Tbrucei (3)</text:span></text:p><text:p><text:span text:style-name="T3">Tevansi</text:span></text:p><text:p><text:span text:style-name="T3">Tcongolense</text:span></text:p><text:p><text:span text:style-name="T3">Tvivax</text:span></text:p></draw:text-box></draw:frame><draw:frame text:anchor-type="paragraph" draw:z-index="6" draw:name="Shape5" draw:style-name="gr7" draw:text-style-name="P6" svg:width="1.2441in" svg:height="0.6378in" svg:x="4.3736in" svg:y="2.9217in"><draw:text-box><text:p><text:span text:style-name="T2">Trypanosoma2 (13):</text:span></text:p><text:p><text:span text:style-name="T3">Tcruzi (11)</text:span></text:p><text:p><text:span text:style-name="T3">Trangeli</text:span></text:p><text:p><text:span text:style-name="T3">Tgrayi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49:08.331906981</meta:creation-date>
    <meta:editing-duration>PT37M21S</meta:editing-duration>
    <meta:editing-cycles>9</meta:editing-cycles>
    <meta:generator>LibreOffice/5.1.6.2$Linux_X86_64 LibreOffice_project/10m0$Build-2</meta:generator>
    <dc:date>2019-06-07T11:59:37.00713378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